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CalcResult"/>
    <style:style style:name="ce58" style:family="table-cell" style:parent-style-name="Input">
      <style:map style:condition="cell-content()&lt;0" style:apply-style-name="CalcError" style:base-cell-address="Star.C13"/>
    </style:style>
    <style:style style:name="ce59" style:family="table-cell" style:parent-style-name="CalcBoxBottom"/>
    <style:style style:name="ce61" style:family="table-cell" style:parent-style-name="CalcResult" style:data-style-name="N0"/>
    <style:style style:name="ce65" style:family="table-cell" style:parent-style-name="CalcBoxBottom" style:data-style-name="N0"/>
    <style:style style:name="ce69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PageHeading">
      <style:map style:condition="cell-content()&lt;0" style:apply-style-name="CalcError" style:base-cell-address="Planet.A1"/>
    </style:style>
    <style:style style:name="ce77" style:family="table-cell" style:parent-style-name="Input"/>
    <style:style style:name="ce78" style:family="table-cell" style:parent-style-name="Calc"/>
    <style:style style:name="ce79" style:family="table-cell" style:parent-style-name="CalcResult"/>
    <style:style style:name="ce80" style:family="table-cell" style:parent-style-name="Calc"/>
    <style:style style:name="ce81" style:family="table-cell" style:parent-style-name="Input"/>
    <style:style style:name="ce18" style:family="table-cell" style:parent-style-name="CalcBoxBottom"/>
    <style:style style:name="ce83" style:family="table-cell" style:parent-style-name="Input">
      <style:map style:condition="cell-content()&lt;0" style:apply-style-name="CalcError" style:base-cell-address="Planet.A1"/>
    </style:style>
    <style:style style:name="ce20" style:family="table-cell" style:parent-style-name="CalcResult"/>
    <style:style style:name="ce86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Input">
      <style:map style:condition="cell-content()&lt;0" style:apply-style-name="CalcError" style:base-cell-address="Satellite.C9"/>
    </style:style>
    <style:style style:name="ce23" style:family="table-cell" style:parent-style-name="CalcResult"/>
    <style:style style:name="ce90" style:family="table-cell" style:parent-style-name="Calc">
      <style:text-properties style:font-name="DejaVu Sans2" style:font-name-asian="DejaVu Sans2" style:font-name-complex="DejaVu Sans2"/>
    </style:style>
    <style:style style:name="ce91" style:family="table-cell" style:parent-style-name="Calc">
      <style:map style:condition="cell-content()&lt;0" style:apply-style-name="CalcError" style:base-cell-address="Satellite.C9"/>
    </style:style>
    <style:style style:name="ce26" style:family="table-cell" style:parent-style-name="Input">
      <style:map style:condition="cell-content()&lt;0" style:apply-style-name="CalcError" style:base-cell-address="Impact.C9"/>
    </style:style>
    <style:style style:name="ce93" style:family="table-cell" style:parent-style-name="CalcResultScientific">
      <style:text-properties style:font-name="DejaVu Sans1" style:font-name-asian="DejaVu Sans1" style:font-name-complex="DejaVu Sans1"/>
    </style:style>
    <style:style style:name="ce94" style:family="table-cell" style:parent-style-name="Input">
      <style:text-properties style:font-name="DejaVu Sans1" style:font-name-complex="DejaVu Sans1"/>
    </style:style>
    <style:style style:name="ce95" style:family="table-cell" style:parent-style-name="Calc">
      <style:text-properties style:font-name="DejaVu Sans1" style:font-name-complex="DejaVu Sans1"/>
    </style:style>
    <style:style style:name="ce97" style:family="table-cell" style:parent-style-name="CalcResultScientific"/>
    <style:style style:name="ce31" style:family="table-cell" style:parent-style-name="Calc"/>
    <style:style style:name="ce32" style:family="table-cell" style:parent-style-name="CalcResult"/>
    <style:style style:name="ce33" style:family="table-cell" style:parent-style-name="CalcBoxBottom"/>
    <style:style style:name="ce34" style:family="table-cell" style:parent-style-name="CalcResult"/>
    <style:style style:name="ce42" style:family="table-cell" style:parent-style-name="Input">
      <style:map style:condition="cell-content()&lt;0" style:apply-style-name="CalcError" style:base-cell-address="Travel.B9"/>
    </style:style>
    <style:style style:name="ce85" style:family="table-cell" style:parent-style-name="CalcSeparator"/>
    <style:style style:name="ce37" style:family="table-cell" style:parent-style-name="Calc"/>
    <style:style style:name="ce38" style:family="table-cell" style:parent-style-name="CalcBoxBottom"/>
    <style:style style:name="ce88" style:family="table-cell" style:parent-style-name="Calc" style:data-style-name="N0"/>
    <style:style style:name="ce40" style:family="table-cell" style:parent-style-name="CalcBoxBottom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99" style:family="table-cell" style:parent-style-name="CalcResult" style:data-style-name="N0"/>
    <style:style style:name="ce56" style:family="table-cell" style:parent-style-name="CalcResult"/>
    <style:style style:name="ce100" style:family="table-cell" style:parent-style-name="CalcResult"/>
    <style:style style:name="ce101" style:family="table-cell" style:parent-style-name="CalcResult" style:data-style-name="N0"/>
    <style:style style:name="ce66" style:family="table-cell" style:parent-style-name="CalcResult"/>
    <style:style style:name="ce67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 table:number-rows-repeated="104854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5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3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5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8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61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8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5" table:formula="of:=IF([.E29] &gt;= 1000; FIXED([.E29]; 0); ROUND([.E29]; 2))" office:value-type="float" office:value="85.51" calcext:value-type="float">
            <text:p>85,51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:</text:p>
          </table:table-cell>
          <table:table-cell table:style-name="ce69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69" table:formula="of:=FIXED([.G39]; 2)" office:value-type="string" office:string-value="4,83" calcext:value-type="string">
            <text:p>4,83</text:p>
          </table:table-cell>
          <table:table-cell table:style-name="ce7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69" table:formula="of:=FIXED([.G40] * RadiusSun; 0)" office:value-type="string" office:string-value="696.340" calcext:value-type="string">
            <text:p>696.340</text:p>
          </table:table-cell>
          <table:table-cell table:style-name="ce75" office:value-type="string" calcext:value-type="string">
            <text:p>km, or</text:p>
          </table:table-cell>
          <table:table-cell table:style-name="ce69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71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69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69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69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9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69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72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 Star.C29:Star.C29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7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7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7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7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9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9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9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9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80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81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:</text:p>
          </table:table-cell>
          <table:table-cell table:style-name="ce79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3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0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0" table:formula="of:=COM.MICROSOFT.CONCAT(FIXED([.E26]; 0)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83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0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</text:p>
          </table:table-cell>
          <table:table-cell table:style-name="ce83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</text:p>
          </table:table-cell>
          <table:table-cell table:style-name="ce83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9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9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9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9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0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0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:</text:p>
          </table:table-cell>
          <table:table-cell table:style-name="ce20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74" office:value-type="string" calcext:value-type="string">
            <text:p>× full Moon or</text:p>
          </table:table-cell>
          <table:table-cell table:style-name="ce20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86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0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74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74" office:value-type="string" calcext:value-type="string">
            <text:p>× direct sun or</text:p>
          </table:table-cell>
          <table:table-cell table:style-name="ce20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83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83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83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3:Planet.C24 Planet.C32:Planet.C36 Planet.C52:Planet.C54 Planet.C62:Planet.C62 Planet.C63:Planet.C63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87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87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2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7" calcext:value-type="float">
            <text:p>0,999887246955657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74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74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74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74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74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3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3" table:formula="of:=COM.MICROSOFT.CONCAT(FIXED([.E27]; 0)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e91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  <calcext:conditional-format calcext:target-range-address="Satellite.C9:Satellite.C12 Satellite.C24:Satellite.C25 Satellite.D27:Satellite.D27 Satellite.D27:Satellite.D27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26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26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93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94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9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7" table:formula="of:=[.G14]" office:value-type="float" office:value="4.58148928648512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2E+019" calcext:value-type="float">
            <text:p>4,58148928648512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7" table:formula="of:=IF([.G15] &lt; 10^9; FIXED([.G15]; 3); [.G15])" office:value-type="float" office:value="9162978572.97024" calcext:value-type="float">
            <text:p>9,16E+09</text:p>
          </table:table-cell>
          <table:table-cell table:style-name="Calc" office:value-type="string" calcext:value-type="string">
            <text:p><text:span text:style-name="T3">×</text:span> lightning bolt or</text:p>
          </table:table-cell>
          <table:table-cell table:style-name="ce97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3">×</text:span> Hiroshima bomb or</text:p>
          </table:table-cell>
          <table:table-cell table:style-name="InterimResult" table:formula="of:=[.G14] / EnergyLightningBolt" office:value-type="float" office:value="9162978572.97024" calcext:value-type="float">
            <text:p>9162978572,97024</text:p>
          </table:table-cell>
          <table:table-cell table:style-name="InterimResult" table:formula="of:=[.G14] / EnergyHiroshimaBomb" office:value-type="float" office:value="727220.521664305" calcext:value-type="float">
            <text:p>727220,521664305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3">×</text:span> Tsar Bomba or</text:p>
          </table:table-cell>
          <table:table-cell table:style-name="ce97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major solar flare or</text:p>
          </table:table-cell>
          <table:table-cell table:style-name="ce97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Earth destruction</text:p>
          </table:table-cell>
          <table:table-cell table:style-name="InterimResult" table:formula="of:=[.G14] / EnergySolarFlare" office:value-type="float" office:value="0.00000458148928648512" calcext:value-type="float">
            <text:p>4,58148928648512E-06</text:p>
          </table:table-cell>
          <table:table-cell table:style-name="InterimResult" table:formula="of:= [.G14] / EnergyEarthDestruction" office:value-type="float" office:value="0.000000000000204530771718086" calcext:value-type="float">
            <text:p>2,04530771718086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2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2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4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3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85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37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e37" office:value-type="string" calcext:value-type="string">
            <text:p>parsec =</text:p>
          </table:table-cell>
          <table:table-cell table:style-name="ce10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38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" calcext:value-type="float">
            <text:p>1</text:p>
          </table:table-cell>
          <table:table-cell table:style-name="ce88" office:value-type="string" calcext:value-type="string">
            <text:p>parsec/h =</text:p>
          </table:table-cell>
          <table:table-cell table:style-name="ce10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:</text:p>
          </table:table-cell>
          <table:table-cell table:style-name="ce42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6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8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8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42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9" table:formula="of:=ROUND([.E34]; 4)" office:value-type="float" office:value="1.1547" calcext:value-type="float">
            <text:p>1,1547</text:p>
          </table:table-cell>
          <table:table-cell table:style-name="ce74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9" table:formula="of:=ROUND(1 / [.E34]; 4)" office:value-type="float" office:value="0.866" calcext:value-type="float">
            <text:p>0,866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66" table:formula="of:=COM.MICROSOFT.IFS([.F41] &lt; 100; ROUND([.F41]; 2); [.F41] &lt; 1000; ROUND([.F41]; 1); [.F41] &gt;= 1000; FIXED([.F41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1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66" table:formula="of:=COM.MICROSOFT.IFS([.F44] &lt; 100; ROUND([.F44]; 2); [.F44] &lt; 1000; ROUND([.F44]; 1); [.F44] &gt;= 1000; FIXED([.F44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4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42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0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0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42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1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1] / LightSpeed" office:value-type="float" office:value="0.000037359178662193" calcext:value-type="float">
            <text:p>3,7359178662193E-05</text:p>
          </table:table-cell>
          <table:table-cell table:style-name="InterimResult" table:formula="of:=MAX([.C50]; [.C51]) - MIN([.C50]; [.C51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42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56" table:formula="of:=ROUND([.G52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2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56" table:formula="of:=FIXED([.G53]; 0)" office:value-type="string" office:string-value="229" calcext:value-type="string">
            <text:p>229</text:p>
          </table:table-cell>
          <table:table-cell table:style-name="ce67" office:value-type="string" calcext:value-type="string">
            <text:p>s or</text:p>
          </table:table-cell>
          <table:table-cell table:style-name="ce56" table:formula="of:=COM.MICROSOFT.CONCAT(FIXED([.H53]; 0); &quot;h &quot;; [.I53]; &quot;m &quot;; [.J53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1] / [.C52]" office:value-type="float" office:value="228.571428571429" calcext:value-type="float">
            <text:p>228,571428571429</text:p>
          </table:table-cell>
          <table:table-cell table:style-name="InterimResult" table:formula="of:=INT([.G53] / 3600)" office:value-type="float" office:value="0" calcext:value-type="float">
            <text:p>0</text:p>
          </table:table-cell>
          <table:table-cell table:style-name="InterimResult" table:formula="of:=INT(([.G53] - ([.H53] * 3600)) / 60)" office:value-type="float" office:value="3" calcext:value-type="float">
            <text:p>3</text:p>
          </table:table-cell>
          <table:table-cell table:style-name="InterimResult" table:formula="of:=INT([.G53] - ([.H53] * 3600) - ([.I53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56" table:formula="of:=FIXED([.G54]; 0)" office:value-type="string" office:string-value="1.280.000" calcext:value-type="string">
            <text:p>1.280.000</text:p>
          </table:table-cell>
          <table:table-cell table:style-name="ce67" office:value-type="string" calcext:value-type="string">
            <text:p>m or</text:p>
          </table:table-cell>
          <table:table-cell table:style-name="ce56" table:formula="of:=FIXED([.G54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0] + [.C51]) * [.G53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3:Travel.D54 Travel.E51:Travel.E54 Travel.E50:Travel.E50">
            <calcext:condition calcext:apply-style-name="CalcError" calcext:value="is-error" calcext:base-cell-address="Travel.C50"/>
          </calcext:conditional-format>
          <calcext:conditional-format calcext:target-range-address="Travel.D41:Travel.D41 Travel.D44:Travel.D44">
            <calcext:condition calcext:apply-style-name="CalcError" calcext:value="is-error" calcext:base-cell-address="Travel.D41"/>
          </calcext:conditional-format>
          <calcext:conditional-format calcext:target-range-address="Travel.B9:Travel.B9 Travel.B12:Travel.B12 Travel.B18:Travel.B18 Travel.B41:Travel.B41 Travel.B44:Travel.B44 Travel.C24:Travel.C25 Travel.C33:Travel.C33 Travel.C50:Travel.C51 Travel.C52:Travel.C52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3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21:12:39.3115398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573" meta:object-count="0"/>
  </office:meta>
</office:document-meta>
</file>